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e07" officeooo:paragraph-rsid="00199e07" style:font-weight-asian="bold" style:font-weight-complex="bold"/>
    </style:style>
    <style:style style:name="P2" style:family="paragraph" style:parent-style-name="Standard">
      <style:text-properties fo:font-weight="bold" officeooo:rsid="001a2715" officeooo:paragraph-rsid="001a2715" style:font-weight-asian="bold" style:font-weight-complex="bold"/>
    </style:style>
    <style:style style:name="P3" style:family="paragraph" style:parent-style-name="Standard">
      <style:text-properties fo:font-weight="bold" officeooo:rsid="0044821f" officeooo:paragraph-rsid="0044821f" style:font-weight-asian="bold" style:font-weight-complex="bold"/>
    </style:style>
    <style:style style:name="P4" style:family="paragraph" style:parent-style-name="Standard">
      <style:text-properties fo:font-weight="normal" officeooo:rsid="00199e07" officeooo:paragraph-rsid="00199e07" style:font-weight-asian="normal" style:font-weight-complex="normal"/>
    </style:style>
    <style:style style:name="P5" style:family="paragraph" style:parent-style-name="Standard">
      <style:text-properties fo:font-weight="normal" officeooo:rsid="00199e07" officeooo:paragraph-rsid="0033b880" style:font-weight-asian="normal" style:font-weight-complex="normal"/>
    </style:style>
    <style:style style:name="P6" style:family="paragraph" style:parent-style-name="Standard">
      <style:text-properties fo:font-weight="normal" officeooo:rsid="00199e07" officeooo:paragraph-rsid="003e6e59" style:font-weight-asian="normal" style:font-weight-complex="normal"/>
    </style:style>
    <style:style style:name="P7" style:family="paragraph" style:parent-style-name="Standard">
      <style:text-properties fo:font-weight="normal" officeooo:rsid="002409be" officeooo:paragraph-rsid="002409be" style:font-weight-asian="normal" style:font-weight-complex="normal"/>
    </style:style>
    <style:style style:name="P8" style:family="paragraph" style:parent-style-name="Standard">
      <style:text-properties fo:font-weight="normal" officeooo:rsid="0029b4e9" officeooo:paragraph-rsid="0029b4e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a510" officeooo:paragraph-rsid="001cf61e" style:font-weight-asian="normal" style:font-weight-complex="normal"/>
    </style:style>
    <style:style style:name="P10" style:family="paragraph" style:parent-style-name="Standard">
      <style:text-properties fo:font-weight="normal" officeooo:rsid="0033b880" officeooo:paragraph-rsid="0033b88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091f" officeooo:paragraph-rsid="00352e3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352e34" officeooo:paragraph-rsid="00352e34" style:font-weight-asian="normal" style:font-weight-complex="normal"/>
    </style:style>
    <style:style style:name="P13" style:family="paragraph" style:parent-style-name="Standard">
      <style:text-properties fo:font-weight="normal" officeooo:rsid="00329d3a" officeooo:paragraph-rsid="00199e07" style:font-weight-asian="normal" style:font-weight-complex="normal"/>
    </style:style>
    <style:style style:name="P14" style:family="paragraph" style:parent-style-name="Standard">
      <style:text-properties fo:font-weight="normal" officeooo:rsid="003bd57b" officeooo:paragraph-rsid="00480b08" style:font-weight-asian="normal" style:font-weight-complex="normal"/>
    </style:style>
    <style:style style:name="P15" style:family="paragraph" style:parent-style-name="Standard">
      <style:text-properties fo:font-weight="normal" officeooo:rsid="004c8a3c" officeooo:paragraph-rsid="004c8a3c" style:font-weight-asian="normal" style:font-weight-complex="normal"/>
    </style:style>
    <style:style style:name="P16" style:family="paragraph" style:parent-style-name="Standard">
      <style:text-properties fo:font-weight="normal" officeooo:rsid="0046a0ad" officeooo:paragraph-rsid="0046a0ad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99e0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a271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cf61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d42b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1a271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21938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officeooo:rsid="001cf61e" officeooo:paragraph-rsid="00199e0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30d030" officeooo:paragraph-rsid="0033b88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3152" officeooo:paragraph-rsid="00199e0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4fb4e" officeooo:paragraph-rsid="001a271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21938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1a271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style:text-underline-style="none" fo:font-weight="normal" officeooo:rsid="003da343" officeooo:paragraph-rsid="0044821f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3e6e59" officeooo:paragraph-rsid="0044821f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none" fo:font-weight="normal" officeooo:rsid="003e6e59" officeooo:paragraph-rsid="00480b08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480b08" officeooo:paragraph-rsid="00480b08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style:text-underline-style="none" fo:font-weight="normal" officeooo:rsid="0049346e" officeooo:paragraph-rsid="003e6e5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style:text-underline-style="none" fo:font-weight="normal" officeooo:rsid="0049346e" officeooo:paragraph-rsid="004ba6a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4abc04" officeooo:paragraph-rsid="004abc04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style:text-underline-style="none" fo:font-weight="normal" officeooo:rsid="004ba6a0" officeooo:paragraph-rsid="004ba6a0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800000"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4586"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style:text-underline-style="none" fo:font-weight="normal" officeooo:rsid="0046a0ad" officeooo:paragraph-rsid="0046a0ad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style:text-underline-style="none" fo:font-weight="normal" officeooo:rsid="004ba6a0" officeooo:paragraph-rsid="004ba6a0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style:text-underline-style="none" fo:font-weight="normal" officeooo:rsid="004bc41d" officeooo:paragraph-rsid="004bc41d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801900" style:font-name="Liberation Serif" fo:font-size="12pt" style:text-underline-style="none" fo:font-weight="normal" officeooo:rsid="0049346e" officeooo:paragraph-rsid="004ba6a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46a" officeooo:paragraph-rsid="0049346e" fo:background-color="#ffff00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style:text-underline-style="none" fo:font-weight="normal" officeooo:rsid="00326d58" officeooo:paragraph-rsid="00326d58" fo:background-color="#ffff00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style:text-underline-style="none" fo:font-weight="normal" officeooo:rsid="00326d58" officeooo:paragraph-rsid="00329d3a" fo:background-color="#ffff00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style:text-underline-style="none" fo:font-weight="normal" officeooo:rsid="0046a0ad" officeooo:paragraph-rsid="0046a0ad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style:text-underline-style="none" fo:font-weight="normal" officeooo:rsid="003bd57b" officeooo:paragraph-rsid="00480b08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993366" style:font-name="Liberation Serif" fo:font-size="12pt" style:text-underline-style="none" fo:font-weight="normal" officeooo:rsid="0046a0ad" officeooo:paragraph-rsid="0046a0a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801900" style:font-name="Liberation Serif" fo:font-size="12pt" style:text-underline-style="none" fo:font-weight="normal" officeooo:rsid="00326d58" officeooo:paragraph-rsid="004ba6a0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Liberation Serif" fo:font-size="12pt" style:text-underline-style="none" fo:font-weight="normal" officeooo:rsid="004bc41d" officeooo:paragraph-rsid="004bc41d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4586" style:font-name="Liberation Serif" fo:font-size="12pt" style:text-underline-style="none" fo:font-weight="normal" officeooo:rsid="004db54c" officeooo:paragraph-rsid="004db54c" fo:background-color="transparent" style:font-size-asian="12pt" style:font-weight-asian="normal" style:font-size-complex="12pt" style:font-weight-complex="normal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erif" fo:font-size="12pt" style:text-underline-style="none" style:font-size-asian="12pt" style:font-size-complex="12pt"/>
    </style:style>
    <style:style style:name="T2" style:family="text">
      <style:text-properties style:font-name="Liberation Serif" fo:font-size="12pt" style:text-underline-style="none" officeooo:rsid="001cf61e" style:font-size-asian="12pt" style:font-size-complex="12pt"/>
    </style:style>
    <style:style style:name="T3" style:family="text">
      <style:text-properties style:font-name="Liberation Serif" fo:font-size="12pt" style:text-underline-style="none" officeooo:rsid="002129fa" style:font-size-asian="12pt" style:font-size-complex="12pt"/>
    </style:style>
    <style:style style:name="T4" style:family="text">
      <style:text-properties style:font-name="Liberation Serif" fo:font-size="12pt" style:text-underline-style="none" officeooo:rsid="00326d58" style:font-size-asian="12pt" style:font-size-complex="12pt"/>
    </style:style>
    <style:style style:name="T5" style:family="text">
      <style:text-properties style:font-name="Liberation Serif" fo:font-size="12pt" style:text-underline-style="none" officeooo:rsid="0030d030" style:font-size-asian="12pt" style:font-size-complex="12pt"/>
    </style:style>
    <style:style style:name="T6" style:family="text">
      <style:text-properties style:font-name="Liberation Serif" fo:font-size="12pt" style:text-underline-style="none" officeooo:rsid="001c0b83" style:font-size-asian="12pt" style:font-size-complex="12pt"/>
    </style:style>
    <style:style style:name="T7" style:family="text">
      <style:text-properties style:font-name="Liberation Serif" fo:font-size="12pt" style:text-underline-style="none" officeooo:rsid="001d42bc" style:font-size-asian="12pt" style:font-size-complex="12pt"/>
    </style:style>
    <style:style style:name="T8" style:family="text">
      <style:text-properties style:font-name="Liberation Serif" fo:font-size="12pt" style:text-underline-style="none" officeooo:rsid="0024fb4e" style:font-size-asian="12pt" style:font-size-complex="12pt"/>
    </style:style>
    <style:style style:name="T9" style:family="text">
      <style:text-properties style:font-name="Liberation Serif" fo:font-size="12pt" style:text-underline-style="none" officeooo:rsid="00480b08" style:font-size-asian="12pt" style:font-size-complex="12pt"/>
    </style:style>
    <style:style style:name="T10" style:family="text">
      <style:text-properties officeooo:rsid="001dabcc"/>
    </style:style>
    <style:style style:name="T11" style:family="text">
      <style:text-properties officeooo:rsid="0024fb4e"/>
    </style:style>
    <style:style style:name="T12" style:family="text">
      <style:text-properties officeooo:rsid="001a2715"/>
    </style:style>
    <style:style style:name="T13" style:family="text">
      <style:text-properties officeooo:rsid="00267ad3"/>
    </style:style>
    <style:style style:name="T14" style:family="text">
      <style:text-properties officeooo:rsid="001be4e3"/>
    </style:style>
    <style:style style:name="T15" style:family="text">
      <style:text-properties officeooo:rsid="001d42bc"/>
    </style:style>
    <style:style style:name="T16" style:family="text">
      <style:text-properties officeooo:rsid="0021938c"/>
    </style:style>
    <style:style style:name="T17" style:family="text">
      <style:text-properties officeooo:rsid="00236c4e"/>
    </style:style>
    <style:style style:name="T18" style:family="text">
      <style:text-properties officeooo:rsid="0027985c"/>
    </style:style>
    <style:style style:name="T19" style:family="text">
      <style:text-properties officeooo:rsid="00352e34"/>
    </style:style>
    <style:style style:name="T20" style:family="text">
      <style:text-properties officeooo:rsid="0024fb4e" fo:background-color="transparent" loext:char-shading-value="0"/>
    </style:style>
    <style:style style:name="T21" style:family="text">
      <style:text-properties officeooo:rsid="0044821f"/>
    </style:style>
    <style:style style:name="T22" style:family="text">
      <style:text-properties officeooo:rsid="004a90f6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Услуги — <text:span text:style-name="T21">блок на главной странице</text:span></text:p>
      <text:p text:style-name="P1"/>
      <text:p text:style-name="P31">Главная цель любого бизнеса — увеличение прибыли, которая обеспечивается бесперебойным функционированием предприятия.</text:p>
      <text:p text:style-name="P31">Создаваемые нами продукты - это ИТ-инструменты бизнеса.</text:p>
      <text:p text:style-name="P31">И мы делаем их надежными и управляемыми.</text:p>
      <text:p text:style-name="P31"/>
      <text:p text:style-name="P39">Мы предлагаем два формата сотрудничества:</text:p>
      <text:p text:style-name="P39"/>
      <text:p text:style-name="P45">Индивидуальная разработка<office:annotation><dc:creator>&lt;анонимный&gt;</dc:creator><dc:date>2018-07-26T01:18:38</dc:date><text:p text:style-name="P55"><text:span text:style-name="T23">Обсудить схему ссылок</text:span></text:p></office:annotation></text:p>
      <text:p text:style-name="P37"/>
      <text:p text:style-name="P45">Готовые решения</text:p>
      <text:p text:style-name="P32"/>
      <text:p text:style-name="P32">Мы гарантируем:</text:p>
      <text:p text:style-name="P32">- <text:span text:style-name="T21">грамотное консультирование;</text:span></text:p>
      <text:p text:style-name="P32">- прозрачность процессов разработки и внедрения;</text:p>
      <text:p text:style-name="P32">- соблюдение сроков проектов;</text:p>
      <text:p text:style-name="P32">- поддержку внедренных продуктов для их успешного использования в достижении поставленных вами целей.</text:p>
      <text:p text:style-name="P31"/>
      <text:p text:style-name="P41">Внизу кнопка «Подробнее» - ссылка на страницу Услуг</text:p>
      <text:p text:style-name="P8"/>
      <text:p text:style-name="P3">Услуги - страница</text:p>
      <text:p text:style-name="P8"/>
      <text:p text:style-name="P15">Слоган<office:annotation><dc:creator>&lt;анонимный&gt;</dc:creator><dc:date>2018-07-26T01:19:25</dc:date><text:p text:style-name="P55"><text:span text:style-name="T23">Придумать</text:span></text:p></office:annotation></text:p>
      <text:p text:style-name="P15"/>
      <text:p text:style-name="P8">Мы оказываем спектр услуг по разработке, внедрению <text:span text:style-name="T21">и сопровождению</text:span> <text:span text:style-name="T18">информационных систем </text:span>на платформе Veda.</text:p>
      <text:p text:style-name="P47"/>
      <text:p text:style-name="P16"><text:span text:style-name="T4">Б</text:span><text:span text:style-name="T1">локи 2Х2:</text:span></text:p>
      <text:p text:style-name="P49"/>
      <text:p text:style-name="P51">Консультирование</text:p>
      <text:p text:style-name="P49"/>
      <text:p text:style-name="P34">Текст</text:p>
      <text:p text:style-name="P34"/>
      <text:p text:style-name="P41">Внизу кнопка «Подробнее» - ссылка на страницу Консультирование</text:p>
      <text:p text:style-name="P40"/>
      <text:p text:style-name="P40">Реализация</text:p>
      <text:p text:style-name="P40"/>
      <text:p text:style-name="P42">Текст</text:p>
      <text:p text:style-name="P40"/>
      <text:p text:style-name="P41">Внизу кнопка «Подробнее» - ссылка на страницу Реализация</text:p>
      <text:p text:style-name="P41"/>
      <text:p text:style-name="P51">Внедрение</text:p>
      <text:p text:style-name="P49"/>
      <text:p text:style-name="P34">Текст</text:p>
      <text:p text:style-name="P34"/>
      <text:p text:style-name="P41">Внизу кнопка «Подробнее» - ссылка на страницу Внедрение</text:p>
      <text:p text:style-name="P40"/>
      <text:p text:style-name="P40">Сопровождение</text:p>
      <text:p text:style-name="P40"/>
      <text:p text:style-name="P42"><text:soft-page-break/>Текст</text:p>
      <text:p text:style-name="P40"/>
      <text:p text:style-name="P41">Внизу кнопка «Подробнее» - ссылка на страницу Сопровождение</text:p>
      <text:p text:style-name="P36"/>
      <text:p text:style-name="P45">Индивидуальная разработка</text:p>
      <text:p text:style-name="P1">Консультирование</text:p>
      <text:p text:style-name="P25"/>
      <text:p text:style-name="P5"><text:span text:style-name="T2">Независимо от масштабов и сложности проектов внедрения требуется ясное понимание целей </text:span><text:span text:style-name="T5">и задач предприятия.</text:span></text:p>
      <text:p text:style-name="P26"/>
      <text:p text:style-name="P10"><text:span text:style-name="T5">П</text:span><text:span text:style-name="T1">оэтому </text:span><text:span text:style-name="T9">в рамках консультирования м</text:span><text:span text:style-name="T1">ы предоставляем комплекс услуг:</text:span></text:p>
      <text:p text:style-name="P25"/>
      <text:p text:style-name="P9"><text:span text:style-name="T4">о</text:span><text:span text:style-name="T1">бследование деловых процессов, документ</text:span><text:span text:style-name="T3">ооборота</text:span><text:span text:style-name="T1"> и регламентирующих документов на предприятии;</text:span></text:p>
      <text:p text:style-name="P21">составление рекомендаций по оптимизации существующих процессов;</text:p>
      <text:p text:style-name="P27">изучение IT-архитектуры предприятия;</text:p>
      <text:p text:style-name="P21"><text:span text:style-name="T10">определение функциональных и технических требований к информационной системе, составление технического задания</text:span>;</text:p>
      <text:p text:style-name="P27">планирование и бюджетирование проекта разработки и внедрения;</text:p>
      <text:p text:style-name="P17"><text:span text:style-name="T1">составление </text:span><text:span text:style-name="T12">проектной </text:span><text:span text:style-name="T1">документации.</text:span></text:p>
      <text:p text:style-name="P4"/>
      <text:p text:style-name="P1">Реализация проектов <text:span text:style-name="T18">разработки и </text:span>внедрения</text:p>
      <text:p text:style-name="P22"/>
      <text:p text:style-name="P38">Следующий этап после определения целей и проведения анализа.</text:p>
      <text:p text:style-name="P35"/>
      <text:p text:style-name="P35">В ходе реализации проектов разработки и внедрения мы выполняем следующие работы:</text:p>
      <text:p text:style-name="P19"/>
      <text:p text:style-name="P19"><text:span text:style-name="T20">определение</text:span><text:span text:style-name="T11"> ролей и групп пользователей, их полномочий</text:span>;</text:p>
      <text:p text:style-name="P19">разработка <text:span text:style-name="T15">автоматизированных </text:span>процессов, шаблонов документов, печатных форм, отчет<text:span text:style-name="T11">ов</text:span>;</text:p>
      <text:p text:style-name="P18">сбор и подготовка нормативно-справочной информации;</text:p>
      <text:p text:style-name="P20">разработка процедур интеграци<text:span text:style-name="T15">и с другими информационными системами и </text:span>миграции данных;</text:p>
      <text:p text:style-name="P18">составление <text:span text:style-name="T14">эксплуатационной документации;</text:span></text:p>
      <text:p text:style-name="P28">реализация требований технического задания.</text:p>
      <text:p text:style-name="P4"/>
      <text:p text:style-name="P2">Внедрение</text:p>
      <text:p text:style-name="P4"/>
      <text:p text:style-name="P14"><text:span text:style-name="T2">Н</text:span><text:span text:style-name="T1">а этапе </text:span><text:span text:style-name="T9">внедрения </text:span><text:span text:style-name="T1">важно убедиться, что созданный продукт соответствует предъявляемым требованиям. Выявить и устранить недостатки.</text:span></text:p>
      <text:p text:style-name="P50"/>
      <text:p text:style-name="P50">Для этого мы выполняем стандартные процедуры:</text:p>
      <text:p text:style-name="P4"/>
      <text:p text:style-name="P29">развертывание программных компонентов информационной системы;</text:p>
      <text:p text:style-name="P30">ввод в опытную эксплуатацию;</text:p>
      <text:p text:style-name="P23">обучение пользователей;</text:p>
      <text:p text:style-name="P24"><text:span text:style-name="T16">проведение приемочных испытаний</text:span>;</text:p>
      <text:p text:style-name="P23">составление протокола <text:span text:style-name="T17">требуемых </text:span>изменений;</text:p>
      <text:p text:style-name="P23">реализация доработок;</text:p>
      <text:p text:style-name="P23"><text:span text:style-name="T13">ввод </text:span>в постоянную эксплуатацию.</text:p>
      <text:p text:style-name="P4"/>
      <text:p text:style-name="P1">Техническая поддержка</text:p>
      <text:p text:style-name="P4"/>
      <text:p text:style-name="P33"><text:soft-page-break/>Созданная система должна быть «живой», чтобы чутко реагировать на изменяющиеся потребности бизнеса. Четко и бесперебойно функционировать.</text:p>
      <text:p text:style-name="P33"/>
      <text:p text:style-name="P33">Поэтому в рамках технического обслуживания мы предлагаем:</text:p>
      <text:p text:style-name="P6"/>
      <text:p text:style-name="P7">обеспечение технической поддержки — 1-4 линии поддержки;</text:p>
      <text:p text:style-name="P7">методологическая поддержка автоматизированных процессов;</text:p>
      <text:p text:style-name="P11"><text:span text:style-name="T19">д</text:span>оработка <text:span text:style-name="T19">реализованных</text:span> и разработка новых <text:span text:style-name="T7">автоматизированных </text:span><text:span text:style-name="T6">процессов, шаблонов документов, печатных форм, отчет</text:span><text:span text:style-name="T8">ов</text:span>, интеграционных <text:span text:style-name="T19">процедур;</text:span></text:p>
      <text:p text:style-name="P12">обучение сотрудников <text:span text:style-name="T22">(групповое, индивидуальное; очно, дистанционно)</text:span>;</text:p>
      <text:p text:style-name="P7">оценка удовлетворенности Заказчика.</text:p>
      <text:p text:style-name="P13"/>
      <text:p text:style-name="P52">Готовые решения</text:p>
      <text:p text:style-name="P43"/>
      <text:p text:style-name="P43">В состав готового решения входит:</text:p>
      <text:p text:style-name="P43">продукт;</text:p>
      <text:p text:style-name="P43">настройка, предусмотренных решением параметров (распределение прав, назначение пользователей на роли, корректировка содержимого справочников);</text:p>
      <text:p text:style-name="P43">введение в опытную эксплуатацию;</text:p>
      <text:p text:style-name="P43">обучение пользователей (группа до 10 человек).</text:p>
      <text:p text:style-name="P43"/>
      <text:p text:style-name="P44">Вы получаете полностью готовый к работе продукт!</text:p>
      <text:p text:style-name="P44"/>
      <text:p text:style-name="P54">Кнопка «Посмотреть решения» - ссылка на страницу «Приложения»</text:p>
      <text:p text:style-name="P44"/>
      <text:p text:style-name="P44">Дополнительно к готовым решениям:</text:p>
      <text:p text:style-name="P44"/>
      <text:p text:style-name="P44">При установке первого решения* производится:</text:p>
      <text:p text:style-name="P44">подготовка инфраструктуры;</text:p>
      <text:p text:style-name="P44">первичная настройка системы.</text:p>
      <text:p text:style-name="P44"/>
      <text:p text:style-name="P44">Адаптация* готового решения выполняется в случае внесения изменений в решение под нужды конкретного Заказчика.</text:p>
      <text:p text:style-name="P44">Включает в себя:</text:p>
      <text:p text:style-name="P44">обследование;</text:p>
      <text:p text:style-name="P44">формирование технического задания;</text:p>
      <text:p text:style-name="P44">работы по адаптации и внедрению.</text:p>
      <text:p text:style-name="P44"/>
      <text:p text:style-name="P44">* Данные работы выполняются по согласованию с Заказчиком за отдельную плату.</text:p>
      <text:p text:style-name="P48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31:45.540272940</meta:creation-date>
    <dc:date>2018-07-26T10:45:23.389113294</dc:date>
    <meta:editing-duration>PT3H21M24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3" meta:paragraph-count="84" meta:word-count="461" meta:character-count="3988" meta:non-whitespace-character-count="3608"/>
  </office:meta>
</office:document-meta>
</file>